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fill-color="#ffffff" draw:auto-grow-height="true" fo:min-height="2.843cm"/>
    </style:style>
    <style:style style:name="pr2" style:family="presentation" style:parent-style-name="lyt-blackandwhite-outline1">
      <style:graphic-properties draw:fill-color="#ffffff" fo:min-height="10.33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3.251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title">
      <style:graphic-properties fo:min-height="2.164cm"/>
    </style:style>
    <style:style style:name="pr8" style:family="presentation" style:parent-style-name="lyt-blackandwhite-outline1">
      <style:graphic-properties fo:min-height="14.697cm"/>
    </style:style>
    <style:style style:name="pr9" style:family="presentation" style:parent-style-name="lyt-blackandwhite-outline1">
      <style:graphic-properties fo:min-height="12.251cm"/>
    </style:style>
    <style:style style:name="pr10" style:family="presentation" style:parent-style-name="lyt-blackandwhite-outline1">
      <style:graphic-properties fo:min-height="12.5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1" draw:layer="layout" svg:width="23.5cm" svg:height="2.843cm" svg:x="2cm" svg:y="1.9cm" presentation:class="title">
          <draw:text-box>
            <text:p text:style-name="P1">Simple Bootloader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item>
                <text:p text:style-name="P1">Requirements and Walkthrough</text:p>
              </text:list-item>
              <text:list-item>
                <text:p text:style-name="P1">Build Steps</text:p>
              </text:list-item>
              <text:list-item>
                <text:p text:style-name="P1">Example </text:p>
              </text:list-item>
              <text:list-item>
                <text:p text:style-name="P1">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Requirements</text:p>
          </draw:text-box>
        </draw:frame>
        <draw:frame presentation:style-name="pr5" draw:text-style-name="P4" draw:layer="layout" svg:width="24.599cm" svg:height="13.251cm" svg:x="2cm" svg:y="4.572cm" presentation:class="outline" presentation:user-transformed="true">
          <draw:text-box>
            <text:list text:style-name="L2">
              <text:list-item>
                <text:p><text:span text:style-name="T1">MinGW Makefiles is specified as the generator. They can be manually changed by editing build_all.bat or the individual m.bat in directory of Bootloader.</text:span></text:p>
              </text:list-item>
              <text:list-item>
                <text:p><text:span text:style-name="T1">CMake ver – 3.14.4</text:span></text:p>
              </text:list-item>
              <text:list-item>
                <text:p><text:span text:style-name="T1">Binary File <text:s/>– bin.bin placed in root of Test App</text:span></text:p>
              </text:list-item>
              <text:list-item>
                <text:p><text:span text:style-name="T1">Test App – TestApp.7z (provided)</text:span></text:p>
              </text:list-item>
              <text:list-item>
                <text:p><text:span text:style-name="T1">Bootloader – Bootloader.7z (provided)</text:span></text:p>
              </text:list-item>
              <text:list-item>
                <text:p><text:span text:style-name="T1">To display more debug info(print statements) add #define DEBUG in Bootloader\bootloader.h file.</text:span></text:p>
              </text:list-item>
              <text:list-item>
                <text:p><text:span text:style-name="T1">The CRC function's polynomial is 0xEDB88320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7" draw:text-style-name="P5" draw:layer="layout" svg:width="23.5cm" svg:height="2.164cm" svg:x="2cm" svg:y="1.646cm" presentation:class="title" presentation:user-transformed="true">
          <draw:text-box>
            <text:p><text:span text:style-name="T2">Build Steps</text:span></text:p>
          </draw:text-box>
        </draw:frame>
        <draw:frame presentation:style-name="pr8" draw:text-style-name="P6" draw:layer="layout" svg:width="24.599cm" svg:height="14.697cm" svg:x="1.778cm" svg:y="3.615cm" presentation:class="outline" presentation:user-transformed="true">
          <draw:text-box>
            <text:list text:style-name="L2">
              <text:list-item>
                <text:p><text:span text:style-name="T3">Extract both .7z Files under a common Root folder ex. C:\test\{extract here}</text:span></text:p>
              </text:list-item>
              <text:list-item>
                <text:p><text:span text:style-name="T3">Once extracted you will have 2 folders </text:span></text:p>
                <text:list>
                  <text:list-item>
                    <text:p><text:span text:style-name="T3">Bootloader – holds all source and lib and local bat files.</text:span></text:p>
                  </text:list-item>
                  <text:list-item>
                    <text:p><text:span text:style-name="T3">TestApp – holds the test app src and bin file as well as build_all and clean_all bat files</text:span></text:p>
                  </text:list-item>
                </text:list>
              </text:list-item>
              <text:list-item>
                <text:p><text:span text:style-name="T3">TestApp\bat\ - holds bat files that can be used to generate all the files and libboot.a that is required by TestApp to work.</text:span></text:p>
                <text:list>
                  <text:list-item>
                    <text:p><text:span text:style-name="T3">A main.exe file will be generated which will run the test app. </text:span></text:p>
                  </text:list-item>
                  <text:list-item>
                    <text:p><text:span text:style-name="T3">Changing the bat.bat file in TestApp\ and rerunning main.exe will print out new info based on that file.</text:span></text:p>
                  </text:list-item>
                </text:list>
              </text:list-item>
              <text:list-item>
                <text:p><text:span text:style-name="T3">The project will come pre-built. If a different generator is specified clear the content of Bootloader\build\</text:span><text:span text:style-name="T3"><text:tab/></text:span><text:span text:style-name="T3">then update build_all.bat with new generator and run.</text:span></text:p>
              </text:list-item>
              <text:list-item>
                <text:p><text:span text:style-name="T3">The library file (libboot.a) can be generated by itself if build using the bat files located in the Bootloader\bat\libboot.a.</text:span></text:p>
              </text:list-item>
              <text:list-item>
                <text:p><text:span text:style-name="T3">The library file is located under the Bootloader\build directory</text:span></text:p>
              </text:list-item>
              <text:list-item>
                <text:p><text:span text:style-name="T3">The header file that comes with the library is already located in TestApp\src\Bootloader.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xample</text:p>
          </draw:text-box>
        </draw:frame>
        <draw:frame presentation:style-name="pr9" draw:text-style-name="P4" draw:layer="layout" svg:width="24.599cm" svg:height="12.251cm" svg:x="2cm" svg:y="4.572cm" presentation:class="outline" presentation:user-transformed="true">
          <draw:text-box>
            <text:list text:style-name="L2">
              <text:list-item>
                <text:p><text:span text:style-name="T1">The example app provided requires that the library file be placed in the TestApp\lib\ dir.</text:span></text:p>
              </text:list-item>
              <text:list-item>
                <text:p><text:span text:style-name="T1">This is automatically done if using the bat files provided. </text:span></text:p>
              </text:list-item>
              <text:list-item>
                <text:p><text:span text:style-name="T1">If the bootloader_main function is successful it will print out Bootloader successfully loaded binary into RAM.</text:span></text:p>
              </text:list-item>
              <text:list-item>
                <text:p><text:span text:style-name="T1">It will then be followed by a buffer hex_dump of all the data written into RAM.</text:span></text:p>
              </text:list-item>
              <text:list-item>
                <text:p><text:span text:style-name="T1">Taking the CRC of each header including the crc value it has will always return 0x0; If not that <text:s/>means the CRC in the file is incorrec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est</text:p>
          </draw:text-box>
        </draw:frame>
        <draw:frame presentation:style-name="pr10" draw:layer="layout" svg:width="24.599cm" svg:height="12.522cm" svg:x="2cm" svg:y="5.414cm" presentation:class="outline" presentation:user-transformed="true">
          <draw:text-box>
            <text:list text:style-name="L2">
              <text:list-item>
                <text:p>Open CMD:</text:p>
                <text:list>
                  <text:list-item>
                    <text:p>cd {ProjectDir}\TestApp\bat</text:p>
                  </text:list-item>
                  <text:list-item>
                    <text:p>build_all.bat </text:p>
                    <text:list>
                      <text:list-item>
                        <text:p>This will generate all the files necessary</text:p>
                      </text:list-item>
                    </text:list>
                  </text:list-item>
                  <text:list-item>
                    <text:p>main.exe</text:p>
                    <text:list>
                      <text:list-item>
                        <text:p>This will launch the test app</text:p>
                      </text:list-item>
                      <text:list-item>
                        <text:p>CMD will print out debug statements (if enabled) as well as SHA256 at the end if successful, as well as a hex dump of the RAM conten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Black and White</dc:title>
    <dc:description>Presentation Layout Template</dc:description>
    <meta:creation-date>2019-07-18T17:15:36.37</meta:creation-date>
    <dc:language>en-US</dc:language>
    <meta:editing-cycles>3</meta:editing-cycles>
    <meta:editing-duration>PT43M23S</meta:editing-duration>
    <meta:initial-creator>Ivaylo Manushev</meta:initial-creator>
    <dc:date>2019-07-18T20:12:14.78</dc:date>
    <dc:creator>Ivaylo Manushev</dc:creator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../../Program%20Files%20(x86)/OpenOffice%204/share/template/en-US/layout/lyt-blackandwhite.otp" meta:date="2006-12-14T14:28:03"/>
  </office:meta>
</office:document-meta>
</file>